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234C0CDE7545219.png" manifest:media-type="image/png"/>
  <manifest:file-entry manifest:full-path="Pictures/100002010000055600000300F3C10A3F85C1B811.png" manifest:media-type="image/png"/>
  <manifest:file-entry manifest:full-path="Pictures/10000201000005560000030025BAFA1F37E2AA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42fcf" officeooo:paragraph-rsid="00042fcf" style:font-size-asian="42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n Code Assignment</text:p>
      <text:p text:style-name="P1"/>
      <text:p text:style-name="P1"><draw:frame draw:style-name="fr2" draw:name="Image1" text:anchor-type="char" svg:width="17cm" svg:height="9.557cm" draw:z-index="0"><draw:image xlink:href="Pictures/10000201000005560000030025BAFA1F37E2AA93.png" xlink:type="simple" xlink:show="embed" xlink:actuate="onLoad" loext:mime-type="image/png"/></draw:frame><draw:frame draw:style-name="fr1" draw:name="Image2" text:anchor-type="char" svg:x="0.185cm" svg:y="9.698cm" svg:width="17cm" svg:height="9.557cm" draw:z-index="1"><draw:image xlink:href="Pictures/100002010000055600000300F3C10A3F85C1B811.png" xlink:type="simple" xlink:show="embed" xlink:actuate="onLoad" loext:mime-type="image/png"/></draw:frame><draw:frame draw:style-name="fr1" draw:name="Image3" text:anchor-type="char" svg:x="-2.768cm" svg:y="17.953cm" svg:width="13.081cm" svg:height="5.853cm" draw:z-index="2"><draw:image xlink:href="Pictures/1000020100000556000003003234C0CDE75452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8T09:30:41.646888634</meta:creation-date>
    <dc:date>2023-02-18T09:33:44.401291377</dc:date>
    <meta:editing-duration>PT3M5S</meta:editing-duration>
    <meta:editing-cycles>1</meta:editing-cycles>
    <meta:document-statistic meta:table-count="0" meta:image-count="3" meta:object-count="0" meta:page-count="1" meta:paragraph-count="1" meta:word-count="3" meta:character-count="21" meta:non-whitespace-character-count="19"/>
    <meta:generator>LibreOffice/6.4.7.2$Linux_X86_64 LibreOffice_project/40$Build-2</meta:generator>
  </office:meta>
</office:document-meta>
</file>